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svg:stroke-color="#fffb00" draw:fill-color="#fffb00" draw:textarea-horizontal-align="justify" draw:textarea-vertical-align="middle" draw:auto-grow-height="false" fo:min-height="1.008cm" fo:min-width="0.758cm"/>
    </style:style>
    <style:style style:name="gr3" style:family="graphic" style:parent-style-name="standard">
      <style:graphic-properties svg:stroke-color="#fffb00" draw:fill="solid" draw:fill-color="#fffb00" draw:textarea-horizontal-align="justify" draw:textarea-vertical-align="middle" draw:auto-grow-height="false" fo:min-height="1.008cm" fo:min-width="0.758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b00"/>
      <style:paragraph-properties fo:text-align="center"/>
    </style:style>
    <style:style style:name="P3" style:family="paragraph">
      <loext:graphic-properties draw:fill="solid" draw:fill-color="#fffb00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3.667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778cm" svg:height="1.778cm" svg:x="3.667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8cm" svg:height="1.778cm" svg:x="8.493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1.778cm" svg:height="1.778cm" svg:x="5.667cm" svg:y="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927cm" svg:y1="5.217cm" svg:x2="5.185cm" svg:y2="5.959cm" draw:start-shape="id1" draw:start-glue-point="7" draw:end-shape="id2" draw:end-glue-point="11" svg:d="M5927 5217l-742 742" svg:viewBox="0 0 743 743">
          <text:p/>
        </draw:connector>
        <draw:connector draw:style-name="gr4" draw:text-style-name="P4" draw:layer="layout" draw:type="line" svg:x1="8.493cm" svg:y1="4.59cm" svg:x2="7.445cm" svg:y2="4.588cm" draw:start-shape="id3" draw:start-glue-point="6" draw:end-shape="id1" draw:end-glue-point="10" svg:d="M8493 4590l-1048-2" svg:viewBox="0 0 1049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" svg:font-family="'Source Han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" style:font-family-asian="'Source Ha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1:44:15.043733566</meta:creation-date>
    <dc:date>2019-05-12T22:07:09.922976964</dc:date>
    <meta:editing-duration>PT18M19S</meta:editing-duration>
    <meta:editing-cycles>9</meta:editing-cycles>
    <meta:generator>LibreOffice/6.2.3.2$Linux_X86_64 LibreOffice_project/20$Build-2</meta:generator>
    <meta:document-statistic meta:object-count="6"/>
  </office:meta>
</office:document-meta>
</file>